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 svg:font-family="Inter"/>
    <style:font-face style:name="Lohit Devanagari1" svg:font-family="'Lohit Devanagari'"/>
    <style:font-face style:name="Ubuntu" svg:font-family="Ubuntu, Arial, sans-serif"/>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fo:font-weight="normal" officeooo:rsid="000c673f" officeooo:paragraph-rsid="000c673f" style:font-weight-asian="normal" style:font-weight-complex="normal"/>
    </style:style>
    <style:style style:name="P2" style:family="paragraph" style:parent-style-name="Standard">
      <style:text-properties fo:font-variant="normal" fo:text-transform="none" fo:color="#656565" style:font-name="Inter" fo:font-size="12pt" fo:letter-spacing="normal" fo:font-style="normal" fo:font-weight="normal" officeooo:rsid="000c673f" officeooo:paragraph-rsid="000c673f" style:font-weight-asian="normal" style:font-weight-complex="normal"/>
    </style:style>
    <style:style style:name="P3" style:family="paragraph" style:parent-style-name="Standard">
      <style:text-properties fo:font-weight="bold" officeooo:rsid="000c673f" style:font-weight-asian="bold" style:font-weight-complex="bold"/>
    </style:style>
    <style:style style:name="P4" style:family="paragraph" style:parent-style-name="Standard">
      <style:text-properties fo:font-weight="bold" officeooo:rsid="000c673f" officeooo:paragraph-rsid="000c673f" style:font-weight-asian="bold" style:font-weight-complex="bold"/>
    </style:style>
    <style:style style:name="P5" style:family="paragraph" style:parent-style-name="Standard">
      <style:text-properties fo:font-weight="bold" officeooo:rsid="00120f33" officeooo:paragraph-rsid="00120f33" style:font-weight-asian="bold" style:font-weight-complex="bold"/>
    </style:style>
    <style:style style:name="P6" style:family="paragraph" style:parent-style-name="Standard">
      <style:text-properties fo:font-weight="normal" officeooo:rsid="000c673f" officeooo:paragraph-rsid="000c673f" style:font-weight-asian="normal" style:font-weight-complex="normal"/>
    </style:style>
    <style:style style:name="P7" style:family="paragraph" style:parent-style-name="Standard">
      <style:text-properties fo:font-variant="normal" fo:text-transform="none" fo:color="#656565" style:font-name="Inter" fo:font-size="12pt" fo:letter-spacing="normal" fo:font-style="normal" fo:font-weight="normal" officeooo:rsid="000c673f" officeooo:paragraph-rsid="000c673f" style:font-weight-asian="normal" style:font-weight-complex="normal"/>
    </style:style>
    <style:style style:name="P8" style:family="paragraph" style:parent-style-name="Standard">
      <style:text-properties fo:font-variant="normal" fo:text-transform="none" fo:color="#656565" style:font-name="Inter" fo:font-size="12pt" fo:letter-spacing="normal" fo:font-style="normal" fo:font-weight="normal" officeooo:rsid="00120f33" officeooo:paragraph-rsid="00120f33" style:font-weight-asian="bold" style:font-weight-complex="bold"/>
    </style:style>
    <style:style style:name="P9" style:family="paragraph" style:parent-style-name="Standard">
      <style:paragraph-properties fo:orphans="2" fo:widows="2"/>
      <style:text-properties fo:font-variant="normal" fo:text-transform="none" fo:color="#303942" fo:letter-spacing="normal" loext:padding="0in" loext:border="none"/>
    </style:style>
    <style:style style:name="P10" style:family="paragraph" style:parent-style-name="Standard">
      <style:paragraph-properties fo:orphans="2" fo:widows="2"/>
      <style:text-properties fo:font-variant="normal" fo:text-transform="none" fo:color="#303942" style:font-name="Ubuntu" fo:font-size="9.75pt" fo:letter-spacing="normal" fo:font-style="normal" fo:font-weight="normal" style:font-name-asian="Ubuntu" style:font-size-asian="9.75pt" style:font-style-asian="normal" style:font-weight-asian="normal" style:font-name-complex="Ubuntu" style:font-size-complex="9.75pt" style:font-style-complex="normal" style:font-weight-complex="normal" loext:padding="0in" loext:border="none"/>
    </style:style>
    <style:style style:name="P11" style:family="paragraph" style:parent-style-name="Standard">
      <style:text-properties fo:font-variant="normal" fo:text-transform="none" fo:color="#000000" style:font-name="Liberation Serif" fo:font-size="12pt" fo:letter-spacing="normal" fo:font-style="normal" fo:font-weight="normal" officeooo:rsid="00120f33" officeooo:paragraph-rsid="00120f33" fo:background-color="transparent" style:font-weight-asian="bold" style:font-weight-complex="bold"/>
    </style:style>
    <style:style style:name="P12" style:family="paragraph" style:parent-style-name="Standard">
      <style:text-properties fo:font-variant="normal" fo:text-transform="none" fo:color="#000000" style:font-name="Liberation Serif" fo:font-size="12pt" fo:letter-spacing="normal" fo:font-style="normal" fo:font-weight="normal" officeooo:rsid="0014226d" officeooo:paragraph-rsid="0014226d" fo:background-color="transparent" style:font-weight-asian="bold" style:font-weight-complex="bold"/>
    </style:style>
    <style:style style:name="P13" style:family="paragraph" style:parent-style-name="Standard">
      <style:paragraph-properties fo:orphans="2" fo:widows="2"/>
      <style:text-properties fo:color="#5c6166" fo:font-size="14.25pt" loext:padding="0in" loext:border="none"/>
    </style:style>
    <style:style style:name="P14" style:family="paragraph" style:parent-style-name="Standard">
      <style:paragraph-properties fo:orphans="2" fo:widows="2"/>
      <style:text-properties loext:padding="0in" loext:border="none"/>
    </style:style>
    <style:style style:name="P15" style:family="paragraph" style:parent-style-name="Standard">
      <style:paragraph-properties fo:orphans="2" fo:widows="2"/>
      <style:text-properties fo:font-size="14.25pt" fo:background-color="#ffffff" loext:padding-left="0in" loext:padding-right="0in" loext:padding-top="0in" loext:padding-bottom="0.1043in" loext:border-left="none" loext:border-right="none" loext:border-top="none" loext:border-bottom="0.06pt solid #eeeeee"/>
    </style:style>
    <style:style style:name="P16" style:family="paragraph" style:parent-style-name="Standard">
      <style:paragraph-properties fo:orphans="2" fo:widows="2"/>
      <style:text-properties fo:font-size="14.25pt"/>
    </style:style>
    <style:style style:name="P17" style:family="paragraph" style:parent-style-name="Standard">
      <style:paragraph-properties fo:orphans="2" fo:widows="2"/>
      <style:text-properties fo:font-size="10.5pt" fo:font-weight="bold" loext:padding="0in" loext:border="none"/>
    </style:style>
    <style:style style:name="P18" style:family="paragraph" style:parent-style-name="Standard">
      <style:paragraph-properties fo:margin-left="0in" fo:margin-right="0in" fo:orphans="2" fo:widows="2" fo:text-indent="0in" style:auto-text-indent="false"/>
    </style:style>
    <style:style style:name="P19" style:family="paragraph" style:parent-style-name="Standard">
      <style:paragraph-properties fo:margin-left="0.0417in" fo:margin-right="0.0417in" fo:margin-top="0.0626in" fo:margin-bottom="0.0626in" loext:contextual-spacing="false" fo:orphans="2" fo:widows="2" fo:text-indent="0in" style:auto-text-indent="false"/>
      <style:text-properties fo:color="#1155cc"/>
    </style:style>
    <style:style style:name="P20" style:family="paragraph" style:parent-style-name="Standard">
      <style:paragraph-properties fo:margin-left="0.0626in" fo:margin-right="0in" fo:orphans="2" fo:widows="2" fo:text-indent="0in" style:auto-text-indent="false"/>
      <style:text-properties fo:font-variant="normal" fo:text-transform="none" fo:color="#999999" style:font-name="Ubuntu" fo:font-size="7.5pt" fo:letter-spacing="normal" fo:font-style="normal" fo:font-weight="normal" loext:padding="0in" loext:border="none"/>
    </style:style>
    <style:style style:name="P21" style:family="paragraph" style:parent-style-name="Standard">
      <style:paragraph-properties fo:margin-left="0.1043in" fo:margin-right="0.1563in" fo:orphans="2" fo:widows="2" fo:text-indent="0in" style:auto-text-indent="false"/>
      <style:text-properties fo:font-variant="normal" fo:text-transform="none" fo:color="#1155cc" style:font-name="Ubuntu" fo:font-size="9.75pt" fo:letter-spacing="normal" fo:font-style="normal" fo:font-weight="normal" loext:padding="0in" loext:border="none"/>
    </style:style>
    <style:style style:name="P22" style:family="paragraph" style:parent-style-name="Standard">
      <style:paragraph-properties fo:margin-top="0.052in" fo:margin-bottom="0.0972in" loext:contextual-spacing="false" fo:orphans="2" fo:widows="2"/>
      <style:text-properties fo:font-variant="normal" fo:text-transform="none" fo:color="#303942" style:font-name="Ubuntu" fo:font-size="9.75pt" fo:letter-spacing="normal" fo:font-style="normal" fo:font-weight="normal" loext:padding="0in" loext:border="none"/>
    </style:style>
    <style:style style:name="P23" style:family="paragraph" style:parent-style-name="Standard">
      <style:paragraph-properties fo:margin-top="0.052in" fo:margin-bottom="0.0972in" loext:contextual-spacing="false" fo:orphans="2" fo:widows="2"/>
      <style:text-properties fo:font-variant="normal" fo:text-transform="none" fo:color="#999999" style:font-name="Ubuntu" fo:font-size="9.75pt" fo:letter-spacing="normal" fo:font-style="normal" fo:font-weight="normal" loext:padding="0in" loext:border="none"/>
    </style:style>
    <style:style style:name="P24" style:family="paragraph" style:parent-style-name="Standard">
      <style:paragraph-properties fo:margin-top="0.052in" fo:margin-bottom="0.0972in" loext:contextual-spacing="false" fo:orphans="2" fo:widows="2"/>
      <style:text-properties fo:font-variant="normal" fo:text-transform="none" fo:color="#999999" style:font-name="Ubuntu" fo:font-size="9.75pt" fo:letter-spacing="normal" fo:font-style="normal" fo:font-weight="normal" officeooo:rsid="00120f33" officeooo:paragraph-rsid="00120f33" loext:padding="0in" loext:border="none"/>
    </style:style>
    <style:style style:name="P25" style:family="paragraph" style:parent-style-name="Text_20_body">
      <style:text-properties fo:font-weight="normal" officeooo:rsid="000c673f" officeooo:paragraph-rsid="000c673f" style:font-weight-asian="normal" style:font-weight-complex="normal"/>
    </style:style>
    <style:style style:name="P26" style:family="paragraph" style:parent-style-name="Text_20_body">
      <style:text-properties fo:font-variant="normal" fo:text-transform="none" fo:color="#000000" style:font-name="Liberation Serif" fo:font-size="12pt" fo:letter-spacing="normal" fo:font-style="normal" fo:font-weight="normal" officeooo:rsid="0014226d" officeooo:paragraph-rsid="0014226d" fo:background-color="transparent" style:font-weight-asian="bold" style:font-weight-complex="bold"/>
    </style:style>
    <style:style style:name="P27" style:family="paragraph" style:parent-style-name="Text_20_body">
      <style:text-properties fo:font-variant="normal" fo:text-transform="none" fo:color="#656565" style:font-name="Inter" fo:font-size="12pt" fo:letter-spacing="normal" fo:font-style="normal" fo:font-weight="normal" officeooo:rsid="00120f33" officeooo:paragraph-rsid="00120f33" fo:background-color="transparent" style:font-weight-asian="bold" style:font-weight-complex="bold"/>
    </style:style>
    <style:style style:name="P28" style:family="paragraph" style:parent-style-name="Text_20_body">
      <style:paragraph-properties fo:margin-left="0in" fo:margin-right="0in" fo:margin-top="0in" fo:margin-bottom="0in" loext:contextual-spacing="false" fo:line-height="145%" fo:orphans="2" fo:widows="2" fo:text-indent="0in" style:auto-text-indent="false" fo:padding="0in" fo:border="none"/>
    </style:style>
    <style:style style:name="T1" style:family="text">
      <style:text-properties fo:font-weight="bold" style:font-weight-asian="bold" style:font-weight-complex="bold"/>
    </style:style>
    <style:style style:name="T2" style:family="text">
      <style:text-properties fo:font-weight="bold" officeooo:rsid="000c673f" style:font-weight-asian="bold" style:font-weight-complex="bold"/>
    </style:style>
    <style:style style:name="T3" style:family="text">
      <style:text-properties officeooo:rsid="00104c99"/>
    </style:style>
    <style:style style:name="T4" style:family="text">
      <style:text-properties fo:font-variant="normal" fo:text-transform="none" fo:color="#656565" style:font-name="Inter" fo:font-size="12pt" fo:letter-spacing="normal" fo:font-style="normal"/>
    </style:style>
    <style:style style:name="T5" style:family="text">
      <style:text-properties fo:font-variant="normal" fo:text-transform="none" fo:color="#656565" style:font-name="Inter" fo:font-size="12pt" fo:letter-spacing="normal" fo:font-style="normal" fo:font-weight="normal"/>
    </style:style>
    <style:style style:name="T6" style:family="text">
      <style:text-properties fo:font-variant="normal" fo:text-transform="none" fo:color="#656565" style:font-name="Inter" fo:font-size="12pt" fo:letter-spacing="normal" fo:font-style="normal" fo:font-weight="normal" officeooo:rsid="0014d262" fo:background-color="transparent" loext:char-shading-value="0" style:font-weight-asian="normal" style:font-weight-complex="normal"/>
    </style:style>
    <style:style style:name="T7" style:family="text">
      <style:text-properties fo:font-variant="normal" fo:text-transform="none" fo:color="#656565" style:font-name="Inter" fo:font-size="12pt" fo:letter-spacing="normal" fo:font-style="normal" fo:font-weight="bold" officeooo:rsid="0014d262" fo:background-color="transparent" loext:char-shading-value="0" style:font-weight-asian="bold" style:font-weight-complex="bold"/>
    </style:style>
    <style:style style:name="T8" style:family="text">
      <style:text-properties fo:font-variant="normal" fo:text-transform="none" fo:color="#656565" fo:font-size="12pt" fo:letter-spacing="normal" fo:font-style="normal" fo:font-weight="bold"/>
    </style:style>
    <style:style style:name="T9" style:family="text">
      <style:text-properties fo:font-variant="normal" fo:text-transform="none" fo:color="#656565" fo:letter-spacing="normal"/>
    </style:style>
    <style:style style:name="T10" style:family="text">
      <style:text-properties fo:font-variant="normal" fo:text-transform="none" fo:color="#656565" style:font-name="courier new" fo:font-size="12pt" fo:letter-spacing="normal" fo:font-style="normal" fo:font-weight="bold"/>
    </style:style>
    <style:style style:name="T11" style:family="text">
      <style:text-properties fo:font-variant="normal" fo:text-transform="none" fo:color="#656565" style:font-name="courier new" fo:font-size="12pt" fo:letter-spacing="normal" fo:font-style="normal" fo:font-weight="bold" officeooo:rsid="0014d262" fo:background-color="transparent" loext:char-shading-value="0"/>
    </style:style>
    <style:style style:name="T12" style:family="text">
      <style:text-properties fo:font-variant="normal" fo:text-transform="none" fo:color="#656565" style:font-name="Liberation Serif" fo:font-size="12pt" fo:letter-spacing="normal" fo:font-style="normal" fo:font-weight="normal" officeooo:rsid="0014d262" fo:background-color="transparent" loext:char-shading-value="0" style:font-weight-asian="normal" style:font-weight-complex="normal"/>
    </style:style>
    <style:style style:name="T13" style:family="text">
      <style:text-properties fo:font-variant="normal" fo:text-transform="none" fo:color="#656565" style:font-name="Liberation Serif" fo:font-size="12pt" fo:letter-spacing="normal" fo:font-style="normal" fo:font-weight="bold" officeooo:rsid="0014d262" fo:background-color="transparent" loext:char-shading-value="0"/>
    </style:style>
    <style:style style:name="T14" style:family="text">
      <style:text-properties fo:font-variant="normal" fo:text-transform="none" fo:color="#656565" style:font-name="Liberation Serif" fo:font-size="12pt" fo:letter-spacing="normal" fo:font-style="normal" fo:font-weight="bold" officeooo:rsid="0014d262" fo:background-color="transparent" loext:char-shading-value="0" style:font-weight-asian="bold" style:font-weight-complex="bold"/>
    </style:style>
    <style:style style:name="T15" style:family="text">
      <style:text-properties fo:font-variant="normal" fo:text-transform="none" fo:color="#0099cc" style:text-line-through-style="none" style:text-line-through-type="none" style:font-name="Inter" fo:font-size="12pt" fo:letter-spacing="normal" fo:font-style="normal" style:text-underline-style="none" fo:font-weight="normal" style:text-blinking="false" fo:background-color="transparent" loext:char-shading-value="0"/>
    </style:style>
    <style:style style:name="T16" style:family="text">
      <style:text-properties fo:font-variant="normal" fo:text-transform="none" fo:color="#0099cc" style:text-line-through-style="none" style:text-line-through-type="none" style:font-name="Inter" fo:font-size="12pt" fo:letter-spacing="normal" fo:font-style="italic" style:text-underline-style="none" fo:font-weight="normal" style:text-blinking="false" fo:background-color="transparent" loext:char-shading-value="0"/>
    </style:style>
    <style:style style:name="T17" style:family="text">
      <style:text-properties fo:font-variant="normal" fo:text-transform="none" fo:color="#b5651d" style:font-name="courier new" fo:font-size="12pt" fo:letter-spacing="normal" fo:font-style="normal" fo:font-weight="bold"/>
    </style:style>
    <style:style style:name="T18" style:family="text">
      <style:text-properties fo:font-variant="normal" fo:text-transform="none" fo:color="#b5651d" style:font-name="Liberation Serif" fo:font-size="12pt" fo:letter-spacing="normal" fo:font-style="normal" fo:font-weight="bold" officeooo:rsid="0014d262" fo:background-color="transparent" loext:char-shading-value="0"/>
    </style:style>
    <style:style style:name="T19" style:family="text">
      <style:text-properties fo:font-variant="normal" fo:text-transform="none" fo:color="#000000" style:font-name="Liberation Serif" fo:font-size="12pt" fo:letter-spacing="normal" fo:font-style="normal" fo:font-weight="normal" officeooo:rsid="0014226d" fo:background-color="transparent" loext:char-shading-value="0" style:font-weight-asian="normal" style:font-weight-complex="normal"/>
    </style:style>
    <style:style style:name="T20" style:family="text">
      <style:text-properties fo:font-variant="normal" fo:text-transform="none" fo:color="#000000" style:font-name="Liberation Serif" fo:font-size="12pt" fo:letter-spacing="normal" fo:font-style="normal" fo:font-weight="normal" officeooo:rsid="0014d262" fo:background-color="transparent" loext:char-shading-value="0" style:font-weight-asian="normal" style:font-weight-complex="normal"/>
    </style:style>
    <style:style style:name="T21" style:family="text">
      <style:text-properties fo:font-variant="normal" fo:text-transform="none" fo:color="#000000" style:font-name="Liberation Serif" fo:font-size="12pt" fo:letter-spacing="normal" fo:font-style="normal" fo:font-weight="normal" officeooo:rsid="0016458d" fo:background-color="transparent" loext:char-shading-value="0" style:font-weight-asian="normal" style:font-weight-complex="normal"/>
    </style:style>
    <style:style style:name="T22" style:family="text">
      <style:text-properties fo:font-variant="normal" fo:text-transform="none" fo:color="#000000" style:font-name="Liberation Serif" fo:font-size="12pt" fo:letter-spacing="normal" fo:font-style="normal" fo:font-weight="normal" officeooo:rsid="0014d262" fo:background-color="#fff200" loext:char-shading-value="0" style:font-weight-asian="normal" style:font-weight-complex="normal"/>
    </style:style>
    <style:style style:name="T23" style:family="text">
      <style:text-properties fo:font-variant="normal" fo:text-transform="none" fo:color="#000000" style:font-name="Liberation Serif" fo:font-size="12pt" fo:letter-spacing="normal" fo:font-style="normal" fo:font-weight="bold" officeooo:rsid="0016458d" fo:background-color="transparent" loext:char-shading-value="0" style:font-weight-asian="bold" style:font-weight-complex="bold"/>
    </style:style>
    <style:style style:name="T24" style:family="text">
      <style:text-properties fo:color="#656565" style:font-name="Inter" style:font-weight-asian="normal" style:font-weight-complex="normal"/>
    </style:style>
    <style:style style:name="T25" style:family="text">
      <style:text-properties fo:color="#656565" style:font-name="courier new" fo:font-weight="bold"/>
    </style:style>
    <style:style style:name="T26" style:family="text">
      <style:text-properties fo:font-weight="normal" style:font-weight-asian="normal" style:font-weight-complex="normal"/>
    </style:style>
    <style:style style:name="T27" style:family="text">
      <style:text-properties fo:font-weight="normal" officeooo:rsid="00120f33" style:font-weight-asian="normal" style:font-weight-complex="normal"/>
    </style:style>
    <style:style style:name="T28" style:family="text">
      <style:text-properties style:font-name="Ubuntu" fo:font-size="9.75pt" fo:font-style="normal" fo:font-weight="normal"/>
    </style:style>
    <style:style style:name="T29" style:family="text">
      <style:text-properties style:font-weight-asian="normal" style:font-weight-complex="normal"/>
    </style:style>
    <style:style style:name="T30" style:family="text">
      <style:text-properties fo:color="#b5651d" style:font-name="courier new" fo:font-weight="bold"/>
    </style:style>
    <style:style style:name="Sect1" style:family="section">
      <style:section-properties fo:margin-left="0in" fo:margin-right="0in"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tab/><text:tab/><text:tab/><text:tab/><text:tab/><text:span text:style-name="T2">Debugging and Diagnostic</text:span></text:p>
      <text:p text:style-name="P3"/>
      <text:p text:style-name="P3"/>
      <text:p text:style-name="P2">In order to debug an application, the Node.js process must be started in Inspect mode. Inspect puts the process into a debuggable state and exposes a remote protocol, which can be connected to via debugger such as Chrome Devtools. In addition to debugging capabilities, Inspect Mode also grants the ability to run other diagnostic checks on a Node.js process. In this section, we'll explore how to debug and profile a Node.js process.</text:p>
      <text:p text:style-name="P1"/>
      <text:p text:style-name="P1">Two options to start the inspect mode</text:p>
      <text:p text:style-name="P4">// <text:span text:style-name="T3">not that good</text:span></text:p>
      <text:p text:style-name="P1">jerome@jerome-PORTEGE-M900 ~/Documents/code/jsnad/nodeBinary $ <text:span text:style-name="T1">node --inspect app.js</text:span></text:p>
      <text:p text:style-name="P1">Debugger listening on ws://127.0.0.1:9229/1f395645-54aa-4983-a6e6-220f824bab3c</text:p>
      <text:p text:style-name="P1">For help, see: https://nodejs.org/en/docs/inspector</text:p>
      <text:p text:style-name="P1">/home/jerome/Documents/code/jsnad/nodeBinary/app.js:2</text:p>
      <text:p text:style-name="P1"><text:tab/>if (n === 0) throw Error();</text:p>
      <text:p text:style-name="P1"><text:tab/> <text:s text:c="12"/>^</text:p>
      <text:p text:style-name="P1"/>
      <text:p text:style-name="P1">Error</text:p>
      <text:p text:style-name="P1"><text:s text:c="4"/>at fc (/home/jerome/Documents/code/jsnad/nodeBinary/app.js:2:21)</text:p>
      <text:p text:style-name="P1"><text:s text:c="4"/>at fc (/home/jerome/Documents/code/jsnad/nodeBinary/app.js:3:2)</text:p>
      <text:p text:style-name="P1"><text:s text:c="4"/>at fc (/home/jerome/Documents/code/jsnad/nodeBinary/app.js:3:2)</text:p>
      <text:p text:style-name="P1"><text:s text:c="4"/>at fc (/home/jerome/Documents/code/jsnad/nodeBinary/app.js:3:2)</text:p>
      <text:p text:style-name="P1"><text:s text:c="4"/>at fc (/home/jerome/Documents/code/jsnad/nodeBinary/app.js:3:2)</text:p>
      <text:p text:style-name="P1"><text:s text:c="4"/>at fc (/home/jerome/Documents/code/jsnad/nodeBinary/app.js:3:2)</text:p>
      <text:p text:style-name="P1"><text:s text:c="4"/>at fc (/home/jerome/Documents/code/jsnad/nodeBinary/app.js:3:2)</text:p>
      <text:p text:style-name="P1"><text:s text:c="4"/>at fc (/home/jerome/Documents/code/jsnad/nodeBinary/app.js:3:2)</text:p>
      <text:p text:style-name="P1"><text:s text:c="4"/>at fc (/home/jerome/Documents/code/jsnad/nodeBinary/app.js:3:2)</text:p>
      <text:p text:style-name="P1"><text:s text:c="4"/>at fc (/home/jerome/Documents/code/jsnad/nodeBinary/app.js:3:2)</text:p>
      <text:p text:style-name="P1">jerome@jerome-PORTEGE-M900 ~/Documents/code/jsnad/nodeBinary $ ^C</text:p>
      <text:p text:style-name="P1"/>
      <text:p text:style-name="P1"><text:span text:style-name="T4">For most cases however, it is better to cause the process to start with an active breakpoint at the very beginning of the program using the </text:span><text:span text:style-name="Strong_20_Emphasis"><text:span text:style-name="T8">--inspect-brk</text:span></text:span><text:span text:style-name="T9"> </text:span><text:span text:style-name="T4">flag:</text:span></text:p>
      <text:p text:style-name="P2">Otherwise the application will have fully initialised and be performing asynchronous tasks before any breakpoints can be set.</text:p>
      <text:p text:style-name="P4">// <text:span text:style-name="T3">GOOD</text:span></text:p>
      <text:p text:style-name="P1">jerome@jerome-PORTEGE-M900 ~/Documents/code/jsnad/nodeBinary $ <text:span text:style-name="T1">node --inspect-brk app.js</text:span></text:p>
      <text:p text:style-name="P1">Debugger listening on ws://127.0.0.1:9229/d0a3ba94-df49-4640-ae32-e26cf1cde7b5</text:p>
      <text:p text:style-name="P1">For help, see: <text:a xlink:type="simple" xlink:href="https://nodejs.org/en/docs/inspector" text:style-name="Internet_20_link" text:visited-style-name="Visited_20_Internet_20_Link">https://nodejs.org/en/docs/inspector</text:a></text:p>
      <text:p text:style-name="P1"/>
      <text:p text:style-name="P25"><text:span text:style-name="T4">The remote debugging protocol uses WebSockets which is why a </text:span><text:span text:style-name="Strong_20_Emphasis"><text:span text:style-name="T10">ws://</text:span></text:span><text:span text:style-name="T4"> protocol address is printed. There is no need to pay attention to this URI, as the Chrome browser will detect that the debugger is listening automatically.</text:span></text:p>
      <text:p text:style-name="P28"><text:span text:style-name="T5">In order to begin debugging the process, the next step is to set a Chrome browser tab's address bar to </text:span><text:span text:style-name="Strong_20_Emphasis"><text:span text:style-name="T10">chrome://inspect</text:span></text:span><text:span text:style-name="T5">.</text:span></text:p>
      <text:p text:style-name="P4">chrome://inspect <text:span text:style-name="T27">(in chrome browser)</text:span></text:p>
      <text:p text:style-name="P4"><text:span text:style-name="T27"/></text:p>
      <text:section text:style-name="Sect1" text:name="navigation">
        <text:section text:style-name="Sect1" text:name="caption">
          <text:p text:style-name="P13">DevTools</text:p>
        </text:section>
      </text:section>
      <text:section text:style-name="Sect1" text:name="content">
        <text:p text:style-name="P18"><text:soft-page-break/></text:p>
        <text:section text:style-name="Sect1" text:name="devices">
          <text:p text:style-name="P15">Devices</text:p>
          <text:section text:style-name="Sect1" text:name="device-settings">
            <text:p text:style-name="P14"> Discover USB devices </text:p>
            <text:p text:style-name="P9"> <text:span text:style-name="T28">Discover network targets </text:span></text:p>
            <text:section text:style-name="Sect1" text:name="node-frontend">
              <text:p text:style-name="P19">Open dedicated DevTools for Node</text:p>
            </text:section>
          </text:section>
          <text:section text:style-name="Sect1" text:name="devices-list">
            <text:p text:style-name="P10"/>
            <text:section text:style-name="Sect1" text:name="device:localhost">
              <text:p text:style-name="P16">Remote Target</text:p>
              <text:p text:style-name="P20">#LOCALHOST</text:p>
              <text:section text:style-name="Sect1" text:name="localhost:9229">
                <text:p text:style-name="P17">Target (v12.18.0)</text:p>
                <text:p text:style-name="P21">trace</text:p>
                <text:p text:style-name="P22">app.js</text:p>
                <text:p text:style-name="P23"><text:a xlink:type="simple" xlink:href="../../nodeBinary/app.js" text:style-name="Internet_20_link" text:visited-style-name="Visited_20_Internet_20_Link">file:///home/jerome/Documents/code/jsnad/nodeBinary/app.js</text:a></text:p>
                <text:p text:style-name="P24">inspect</text:p>
              </text:section>
            </text:section>
          </text:section>
        </text:section>
      </text:section>
      <text:p text:style-name="P5"><text:span text:style-name="T26">Click the inspect (at the end)</text:span></text:p>
      <text:p text:style-name="P8"><text:span text:style-name="T29">Under the "Remote Target" heading the program being inspected should be visible with an "inspect" link underneath it. Clicking the "inspect" link will open an instance of Chrome Devtools that is connected to the Node process.</text:span></text:p>
      <text:p text:style-name="P8"><text:span text:style-name="T26"/></text:p>
      <text:p text:style-name="P11"><text:span text:style-name="T29">// open a second chrome windows with the code and a debugger</text:span></text:p>
      <text:p text:style-name="P27"><text:span text:style-name="T29">Note that execution is paused is at the first line of executable code, in this case line 5, which is the first function call.</text:span></text:p>
      <text:p text:style-name="P28"><text:span text:style-name="T5">From here all the usual Chrome Devtools functionality can be used to debug the process. For more information on using Chrome Devtools, see </text:span><text:a xlink:type="simple" xlink:href="https://developers.google.com/web/tools/chrome-devtools" office:target-frame-name="_blank" xlink:show="new" text:style-name="Internet_20_link" text:visited-style-name="Visited_20_Internet_20_Link"><text:span text:style-name="T15">Google Developer's Documentation</text:span></text:a><text:span text:style-name="T5">. </text:span></text:p>
      <text:p text:style-name="P28"><text:span text:style-name="T5">There are a range of other tools that can be used to debug a Node.js process using Chrome Devtools remote debugging protocol. To learn more, read </text:span><text:a xlink:type="simple" xlink:href="https://nodejs.org/en/docs/guides/debugging-getting-started/" office:target-frame-name="_blank" xlink:show="new" text:style-name="Internet_20_link" text:visited-style-name="Visited_20_Internet_20_Link"><text:span text:style-name="Emphasis"><text:span text:style-name="T16">"Debugging Guide"</text:span></text:span></text:a><text:span text:style-name="T5"> by nodejs.org.</text:span></text:p>
      <text:p text:style-name="P11"><text:span text:style-name="T29"/></text:p>
      <text:p text:style-name="P12"><text:span text:style-name="T29">“=============== Debugging ================”</text:span></text:p>
      <text:p text:style-name="P26"><text:span text:style-name="T24">Once a Node.js process has been started in inspect mode and connected to from a debugging client, in this case Chrome Devtools, we can start to try out the debugger features. The </text:span><text:span text:style-name="Strong_20_Emphasis"><text:span text:style-name="T30">app.js</text:span></text:span><text:span text:style-name="T24"> file will throw when </text:span><text:span text:style-name="Strong_20_Emphasis"><text:span text:style-name="T25">n</text:span></text:span><text:span text:style-name="T24"> is equal to 0. The "Pause on exceptions" feature can be used to automatically set a breakpoint at the line where an error is thrown.</text:span></text:p>
      <text:p text:style-name="P28"><text:span text:style-name="T5">To activate this behaviour, start </text:span><text:span text:style-name="Strong_20_Emphasis"><text:span text:style-name="T17">app.js</text:span></text:span><text:span text:style-name="T5"> in Inspect Break mode (</text:span><text:span text:style-name="Strong_20_Emphasis"><text:span text:style-name="T10">--inspect-brk</text:span></text:span><text:span text:style-name="T5">), connect Chrome Devtools, ensure that the "Sources" tab is selected and then click the pause button in the top right. The pause button should turn from gray to blue:</text:span></text:p>
      <text:p text:style-name="Text_20_body"><text:line-break/><text:span text:style-name="T19">Ensure that the "Pause on caught exceptions" checkbox is unchecked and then press the play button. The process should then pause on line 2, where the error is thrown:</text:span></text:p>
      <text:p text:style-name="Text_20_body"><text:span text:style-name="T19"/></text:p>
      <text:p text:style-name="Text_20_body"><text:soft-page-break/><text:span text:style-name="T19">“</text:span><text:span text:style-name="T20">=============== add a breakPoint in code ===============”</text:span></text:p>
      <text:p text:style-name="Text_20_body"><text:span text:style-name="T6">This time, start </text:span><text:span text:style-name="Strong_20_Emphasis"><text:span text:style-name="T18">app.js</text:span></text:span><text:span text:style-name="T12"> </text:span><text:span text:style-name="T6">in Inspect mode, that is </text:span><text:span text:style-name="T7">with the </text:span><text:span text:style-name="Strong_20_Emphasis"><text:span text:style-name="T14">--inspect</text:span></text:span><text:span text:style-name="T14"> </text:span><text:span text:style-name="T7">flag instead of the </text:span><text:span text:style-name="Strong_20_Emphasis"><text:span text:style-name="T14">-inspect-brk</text:span></text:span><text:span text:style-name="T14"> </text:span><text:span text:style-name="T7">flag</text:span><text:span text:style-name="T6">. Once Chrome Devtools is connected to the inspector, the "Sources" tab of Devtools will show that the application is paused on line 3:</text:span></text:p>
      <text:p text:style-name="Text_20_body"><text:span text:style-name="T20">// </text:span><text:span text:style-name="T21">yiep but for me, <text:s/></text:span><text:span text:style-name="T23">node –inspect app.js</text:span><text:span text:style-name="T21"> do not works. I need </text:span><text:span text:style-name="T23">node –inspect-brk app.js</text:span></text:p>
      <text:p text:style-name="Text_20_body"><text:span text:style-name="T20">const fc = (n) =&gt; {</text:span></text:p>
      <text:p text:style-name="Text_20_body"><text:span text:style-name="T20"><text:tab/>if (n === 0) throw Error();</text:span></text:p>
      <text:p text:style-name="Text_20_body"><text:span text:style-name="T20"><text:tab/></text:span><text:span text:style-name="T22">debugger</text:span></text:p>
      <text:p text:style-name="Text_20_body"><text:span text:style-name="T20"><text:tab/>fc(n-1);</text:span></text:p>
      <text:p text:style-name="Text_20_body"><text:span text:style-name="T20">}</text:span></text:p>
      <text:p text:style-name="Text_20_body"><text:span text:style-name="T20">fc(100)</text:span></text:p>
      <text:p text:style-name="Text_20_body"><text:span text:style-name="T6">Using the </text:span><text:span text:style-name="Strong_20_Emphasis"><text:span text:style-name="T11">debugger</text:span></text:span><text:span text:style-name="T6"> statement is particularly useful when the line we wish to break at is buried somewhere in a dependency tree: in a function that exists in a required module of a required module of a required module and so on.</text:span></text:p>
      <text:p text:style-name="P28"><text:span text:style-name="T5">When not debugging, these </text:span><text:span text:style-name="Strong_20_Emphasis"><text:span text:style-name="T10">debugger</text:span></text:span><text:span text:style-name="T5"> statements are ignored, however due to noise and potential performance impact it is not good practice to leave </text:span><text:span text:style-name="Strong_20_Emphasis"><text:span text:style-name="T10">debugger</text:span></text:span><text:span text:style-name="T5"> statements in code.</text:span></text:p>
      <text:p text:style-name="Text_20_body"><text:span text:style-name="T20"/></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nter" svg:font-family="Inter"/>
    <style:font-face style:name="Lohit Devanagari1" svg:font-family="'Lohit Devanagari'"/>
    <style:font-face style:name="Ubuntu" svg:font-family="Ubuntu, Arial, sans-serif"/>
    <style:font-face style:name="courier new" svg:font-family="'courier new', courier"/>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11-15T13:37:46.342981505</meta:creation-date>
    <dc:date>2020-11-15T14:24:09.812181443</dc:date>
    <meta:editing-duration>PT14M25S</meta:editing-duration>
    <meta:editing-cycles>5</meta:editing-cycles>
    <meta:generator>LibreOffice/6.0.7.3$Linux_X86_64 LibreOffice_project/00m0$Build-3</meta:generator>
    <meta:document-statistic meta:table-count="0" meta:image-count="0" meta:object-count="0" meta:page-count="3" meta:paragraph-count="64" meta:word-count="712" meta:character-count="5111" meta:non-whitespace-character-count="4396"/>
  </office:meta>
</office:document-meta>
</file>